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1583333333333cm" style:use-optimal-column-width="true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t_mar_mod_m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2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4" table:number-columns-repeated="24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4" table:number-columns-repeated="24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4" table:number-columns-repeated="246" table:default-cell-style-name="ce1"/>
        <table:table-column table:style-name="co9" table:number-columns-repeated="15393" table:default-cell-style-name="ce1"/>
        <table:table-row table:style-name="ro1">
          <table:table-cell office:value-type="string" table:style-name="ce1">
            <text:p>id_art_mar_mod_mot</text:p>
          </table:table-cell>
          <table:table-cell office:value-type="string" table:style-name="ce1">
            <text:p>id_motor</text:p>
          </table:table-cell>
          <table:table-cell office:value-type="string" table:style-name="ce1">
            <text:p>id_articul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1-26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1-277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1-287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1-287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1-287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1-290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1-291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1-292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1-293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1-294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1-296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1-302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1-303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1-306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1-308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1-308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1-309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1-309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1-309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1-309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1-312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1-312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1-312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1-312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1-316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1-316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1-317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1-318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1-709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1-709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1-714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1-714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1-714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1-7190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2-261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2-277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2-286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2-287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2-288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2-290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2-291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2-292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2-292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2-293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2-296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2-302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2-306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2-308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2-308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2-309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2-311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2-311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2-311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2-312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2-312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2-315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2-315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2-316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2-316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2-3170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2-318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2-3210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2-321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2-323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2-323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2-617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02-618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02-618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2-708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2-708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2-708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2-708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2-708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2-709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2-709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2-7090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2-709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2-709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2-711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2-7110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3-276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3-291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3-291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3-293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3-2960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3-3020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3-3060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3-3080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3-3080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3-3090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3-3110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3-3110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3-3160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3-3160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3-3170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3-3180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3-6178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03-6178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3-7110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3-7110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3-7110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3-7110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3-7110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3-7110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4-0770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4-0770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4-2080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4-2750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4-2750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4-2860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4-2900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4-2910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4-2910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4-2960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4-3060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4-3070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4-3080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4-3080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4-3080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4-3210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4-3210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4-7100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4-710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4-710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4-71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4-71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4-71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4-71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4-71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4-7110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4-7150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4-7150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7-2610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7-2760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7-2760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7-2860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-2860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7-2860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7-2860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7-2910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7-2910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7-2930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7-2960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7-3060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7-3080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7-3080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7-3090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7-3110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7-3140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7-3160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7-3160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7-3170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7-3170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7-6178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07-6178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7-7110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7-7110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7-7110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7-7110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7-714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7-7140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8-2610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9-2760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9-2760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9-277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9-2770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9-2860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-2860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9-2860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9-2860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9-2910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9-2910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9-2930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9-2960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9-3060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9-3080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9-3080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9-3090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9-3110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9-3140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9-3160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9-3160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9-3170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9-3170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9-6178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9-6178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09-6186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9-7110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9-7110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9-7110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9-7110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9-7140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9-7140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-2080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2-2080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2-2150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2-2170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2-3210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2-3220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-3220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2-3480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-3680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-3780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-3940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-5130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5250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5250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2-5560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2-5580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5600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5600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5740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5740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2-5740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2-5740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2-6140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6600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2-6600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3-0015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-0015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3-0016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-0016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3-0098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-0098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3-0111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3-0111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3-0121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3-012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3-0134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3-0134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1310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1310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1310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1310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3-1310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3-1310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3-1360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3-1360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3-1370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3-1370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1410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1410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1410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1410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3-1410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3-1410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3-1440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3-1450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3-1460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3-1460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3-1470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3-1470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3-2150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3-215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3-216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3-216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3-217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3-229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-299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-3000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-3930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3-4140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3-4150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3-4170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3-4490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3-4490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3-4780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-4780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-4780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3-4780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3-4810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-4810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-4810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3-4810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3-4860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3-4860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3-5280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3-5280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3-5580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3-5580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3-5590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3-5590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3-5880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3-6140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3-6150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3-6160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3-6170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3-6420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3-6430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-6900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-6910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-6920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6980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6980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6980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6980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3-6980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3-6980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6990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6990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6990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6990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3-6990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7000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-7000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7000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-7000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3-7000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0057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4-0058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4-0058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4-0059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4-0059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4-007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4-0077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4-0079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4-0081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4-0093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4-0180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4-0430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4-0600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4-0600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4-0610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0640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0640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0640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0640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4-0640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4-0640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4-0700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4-0700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0760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0760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0760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0760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4-0760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4-2020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4-2020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4-2050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4-2050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2060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2060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2060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2060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4-2060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4-2230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4-2230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4-2400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4-2500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-2550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-256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2650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4-2650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2650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4-2650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4-2650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4-2650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4-2670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4-2670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4-2680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4-2680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4-2690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4-2690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4-5120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-5120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-5120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4-5120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-6060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-6070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190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190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200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200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330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330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340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340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4-6580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-6580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-6580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4-6580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600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600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730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730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740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740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-6750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4-6750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5-3110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5-3140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5-3170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5-3170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5-7110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5-7110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5-7110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5-7110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5-7110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5-7110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6-2590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6-2610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-2770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6-2770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6-2860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-2860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-2860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6-2860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6-2910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-2910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-2930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-2940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6-2960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6-3060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-3080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-3080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6-3110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6-3160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-3160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7-6480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7-7110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7-7110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7-7110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7-7110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7-7110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7-7110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8-6178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8-6178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8-7090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8-7090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8-7090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8-7090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8-7090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8-7090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-2610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9-2860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-2860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-2860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-2860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9-2910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9-2910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9-2930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9-2960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9-3060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9-3080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9-3080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23-2860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-2860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-2860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3-2860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3-2910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3-2910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23-2930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3-2960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3-3060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3-3080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3-3080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3-3140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3-3710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3-3710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23-6186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3-6370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3-6370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3-7090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3-7090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3-7090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3-7090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3-7090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3-7110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3-7110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3-7110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3-7110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3-7110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3-7110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3-7130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24-2610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4-2770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4-2770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4-3160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4-3161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-3161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4-3170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4-3170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4-3180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4-3180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4-6178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4-6178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4-6179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4-6179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24-6186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3-0640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3-0870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33-0870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33-0880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33-1084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4-3060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5-2600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5-2760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35-2760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5-3080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5-3080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5-3090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5-3110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5-7090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5-7090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5-7090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5-7090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5-7090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5-7090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5-7120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5-7120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5-7120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5-7120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5-7120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5-7120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6-2610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6-2770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36-2770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6-2860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6-2860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6-2860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6-2860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36-2930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6-3060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6-3080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6-3080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6-3090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6-3110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36-3110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6-3120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36-3160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6-3160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6-3162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6-6178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6-6178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6-6186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6-7110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6-7110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-7110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-7110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6-7142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7-2770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37-2770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7-3060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7-3110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7-3120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37-3160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7-3160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7-6178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7-7110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7-7110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-7110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-7110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8-3060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8-3110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9-3110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9-7110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9-7110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-7110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-7110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9-7110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9-7110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40-3110</text:p>
          </table:table-cell>
          <table:table-cell table:number-columns-repeated="16381"/>
        </table:table-row>
        <table:table-row table:number-rows-repeated="1047921" table:style-name="ro1">
          <table:table-cell table:number-columns-repeated="16384"/>
        </table:table-row>
      </table:table>
      <table:database-ranges>
        <table:database-range table:target-range-address="art_mar_mod_mot.A2:art_mar_mod_mot.C65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8:40Z</meta:creation-date>
    <dc:date>2019-08-09T20:16:54Z</dc:date>
    <meta:editing-cycles>3</meta:editing-cycles>
    <meta:editing-duration>PT104S</meta:editing-duration>
  </office:meta>
</office:document-meta>
</file>